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bc85f" officeooo:paragraph-rsid="000bc85f"/>
    </style:style>
    <style:style style:name="P2" style:family="paragraph" style:parent-style-name="Heading_20_2">
      <style:text-properties officeooo:rsid="000bc85f" officeooo:paragraph-rsid="000bc85f"/>
    </style:style>
    <style:style style:name="P3" style:family="paragraph" style:parent-style-name="Text_20_body">
      <style:text-properties officeooo:paragraph-rsid="000bc85f"/>
    </style:style>
    <style:style style:name="P4" style:family="paragraph" style:parent-style-name="Text_20_body">
      <style:paragraph-properties fo:text-align="center" style:justify-single-word="false"/>
      <style:text-properties officeooo:rsid="000bfce4" officeooo:paragraph-rsid="000bfce4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атематическое программирование</text:h>
      <text:h text:style-name="Heading_20_2" text:outline-level="2">Отчет по ЛР №1</text:h>
      <text:h text:style-name="P2" text:outline-level="2">Задание 3.</text:h>
      <text:p text:style-name="P3"/>
      <text:p text:style-name="P4">Таблица 1 – Зависимость между количеством итераций генерации случайного числа и временем выполнения в тиках</text:p>
      <text:p text:style-name="P4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Таблица 2 – Зависимость между номером числа Фибоначчи и временем его рекурсивного вычисления в тиках</text:p>
      <text:p text:style-name="P4"/>
      <text:p text:style-name="P4"><draw:frame draw:style-name="fr2" draw:name="Object2" text:anchor-type="char" svg:x="0.492cm" svg:y="0.009cm" svg:width="14.176cm" svg:height="7.939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8:24:20.380344071</meta:creation-date>
    <dc:date>2026-02-09T18:47:31.850150076</dc:date>
    <meta:editing-duration>PT11M40S</meta:editing-duration>
    <meta:editing-cycles>1</meta:editing-cycles>
    <meta:document-statistic meta:table-count="0" meta:image-count="0" meta:object-count="2" meta:page-count="1" meta:paragraph-count="5" meta:word-count="36" meta:character-count="262" meta:non-whitespace-character-count="229"/>
    <meta:generator>LibreOffice/25.8.4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svg:x="0.319cm" svg:y="0.179cm" svg:width="15.36cm" svg:height="8.641cm">
          <chart:coordinate-region svg:x="1.718cm" svg:y="0.378cm" svg:width="13.194cm" svg:height="7.795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30022">
                <text:p>30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44239">
                <text:p>44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62094">
                <text:p>62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77133">
                <text:p>77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88239">
                <text:p>88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">
                <text:p>7000000</text:p>
              </table:table-cell>
              <table:table-cell office:value-type="float" office:value="105608">
                <text:p>105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">
                <text:p>8000000</text:p>
              </table:table-cell>
              <table:table-cell office:value-type="float" office:value="118052">
                <text:p>118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">
                <text:p>9000000</text:p>
              </table:table-cell>
              <table:table-cell office:value-type="float" office:value="132675">
                <text:p>132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48778">
                <text:p>148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76cm" svg:height="7.939cm" xlink:href="." xlink:type="simple" chart:class="chart:scatter" chart:style-name="ch1">
        <chart:plot-area chart:style-name="ch2" svg:x="0.283cm" svg:y="0.158cm" svg:width="13.61cm" svg:height="7.623cm">
          <chart:coordinate-region svg:x="1.682cm" svg:y="0.357cm" svg:width="12.018cm" svg:height="6.777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1435">
                <text:p>11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8499">
                <text:p>18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29956">
                <text:p>29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8534">
                <text:p>48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80472">
                <text:p>80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130875">
                <text:p>130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207238">
                <text:p>207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333856">
                <text:p>333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541462">
                <text:p>541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